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11e" officeooo:paragraph-rsid="001b511e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22eb" officeooo:paragraph-rsid="001d22e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511e"/>
    </style:style>
    <style:style style:name="T6" style:family="text">
      <style:text-properties officeooo:rsid="001d2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7th</text:span> of <text:span text:style-name="T5">May</text:span> 202<text:span text:style-name="T5">2</text:span> under the <text:span text:style-name="T5">14th</text:span> PA Meeting.</text:p>
      <text:p text:style-name="P1"/>
      <text:p text:style-name="P1">The Assembly, recognising the current situation,</text:p>
      <text:p text:style-name="P1"/>
      <text:p text:style-name="P4">Constitutes the <text:span text:style-name="T6">need to implement the hsrails plugin to allow for a higher speed rail system, and put the multiplier at 2.5.</text:span></text:p>
      <text:p text:style-name="P5">Plugin: https://www.spigotmc.org/resources/hsrails.69584/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14-3: Higher speed rail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8T16:29:45.394662309</dc:date>
    <meta:editing-duration>PT34M18S</meta:editing-duration>
    <meta:editing-cycles>6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9" meta:word-count="56" meta:character-count="383" meta:non-whitespace-character-count="336"/>
  </office:meta>
</office:document-meta>
</file>